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rReceiveExtractor.XhrReceiveExtractor( XhrClientSockJsSession sockJs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TemplateXhrTransport.RestTemplateXhrTransport( RestOperations rest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rRequestCallback.XhrRequestCallback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ReceiveExtractor.extractData( ClientHttpResponse respons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estTemplateXhrTransport.setTaskExecutor( 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rRequestCallback.XhrRequestCallback( HttpHeaders headers , @ Nullable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TemplateXhrTransport.getRes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RequestCallback.doWithRequest( ClientHttp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tTemplateXhrTransport.RestTemplateXhrTrans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ReceiveExtractor.handleFrame( ByteArray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tTemplateXhrTransport.executeInfoRequestInternal( URI infoUrl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TemplateXhrTransport.get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TemplateXhrTransport.nonNull( @ Nullable 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TemplateXhrTransport.connectInternal( final TransportRequest transportRequest , final WebSocketHandler handler , final URI receiveUrl , final HttpHeaders handshakeHeaders , final XhrClientSockJsSession session , final CompletableFuture &lt; WebSocketSession &gt; connectFutur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stTemplateXhrTransport.executeSendRequestInternal( URI url , HttpHeaders headers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